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paragraph-properties fo:break-before="page"/>
      <style:text-properties officeooo:rsid="00069d55" officeooo:paragraph-rsid="00069d55"/>
    </style:style>
    <style:style style:name="P2" style:family="paragraph" style:parent-style-name="Text_20_body">
      <style:text-properties officeooo:rsid="00069d55" officeooo:paragraph-rsid="00069d55"/>
    </style:style>
    <style:style style:name="P3" style:family="paragraph" style:parent-style-name="Text_20_body">
      <style:text-properties fo:color="#00cc00" officeooo:rsid="000c5d9d" officeooo:paragraph-rsid="000c5d9d"/>
    </style:style>
    <style:style style:name="P4" style:family="paragraph" style:parent-style-name="Title">
      <style:text-properties officeooo:rsid="00054309" officeooo:paragraph-rsid="00054309"/>
    </style:style>
    <style:style style:name="P5" style:family="paragraph" style:parent-style-name="Title">
      <style:text-properties fo:font-size="20pt" officeooo:rsid="00054309" officeooo:paragraph-rsid="00054309" style:font-size-asian="20pt" style:font-size-complex="20pt"/>
    </style:style>
    <style:style style:name="P6" style:family="paragraph" style:parent-style-name="Subtitle">
      <style:text-properties officeooo:rsid="00054309" officeooo:paragraph-rsid="00054309"/>
    </style:style>
    <style:style style:name="P7" style:family="paragraph" style:parent-style-name="Subtitle">
      <style:text-properties fo:font-size="12pt" style:font-size-asian="12pt" style:font-size-complex="12pt"/>
    </style:style>
    <style:style style:name="P8" style:family="paragraph" style:parent-style-name="Subtitle">
      <style:text-properties fo:font-size="12pt" officeooo:rsid="00054309" officeooo:paragraph-rsid="00054309" style:font-size-asian="12pt" style:font-size-complex="12pt"/>
    </style:style>
    <style:style style:name="P9" style:family="paragraph" style:parent-style-name="Subtitle">
      <style:text-properties fo:font-size="20pt" officeooo:rsid="00054309" officeooo:paragraph-rsid="00054309" style:font-size-asian="20pt" style:font-size-complex="20pt"/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Heading_20_3">
      <style:text-properties officeooo:rsid="00069d55" officeooo:paragraph-rsid="00069d55"/>
    </style:style>
    <style:style style:name="P12" style:family="paragraph" style:parent-style-name="Heading_20_3">
      <style:text-properties officeooo:rsid="00069d55" officeooo:paragraph-rsid="0011326e"/>
    </style:style>
    <style:style style:name="P13" style:family="paragraph" style:parent-style-name="Heading_20_3">
      <style:text-properties officeooo:rsid="00081cd6" officeooo:paragraph-rsid="000bca40"/>
    </style:style>
    <style:style style:name="P14" style:family="paragraph" style:parent-style-name="Heading_20_3">
      <style:text-properties officeooo:rsid="00081cd6" officeooo:paragraph-rsid="00081cd6"/>
    </style:style>
    <style:style style:name="P15" style:family="paragraph" style:parent-style-name="Heading_20_3">
      <style:text-properties officeooo:rsid="001193d3" officeooo:paragraph-rsid="001193d3"/>
    </style:style>
    <style:style style:name="P16" style:family="paragraph" style:parent-style-name="Heading_20_3">
      <style:text-properties officeooo:rsid="000a85c4" officeooo:paragraph-rsid="000a85c4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Heading_20_1">
      <style:text-properties officeooo:rsid="00069d55" officeooo:paragraph-rsid="00069d55"/>
    </style:style>
    <style:style style:name="P19" style:family="paragraph" style:parent-style-name="Heading_20_1">
      <style:text-properties officeooo:rsid="002368a9" officeooo:paragraph-rsid="002368a9"/>
    </style:style>
    <style:style style:name="P20" style:family="paragraph" style:parent-style-name="Heading_20_1">
      <style:paragraph-properties fo:break-before="page"/>
      <style:text-properties officeooo:rsid="00069d55" officeooo:paragraph-rsid="00069d55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Heading_20_2">
      <style:text-properties officeooo:rsid="00069d55" officeooo:paragraph-rsid="00069d55"/>
    </style:style>
    <style:style style:name="P23" style:family="paragraph" style:parent-style-name="Heading_20_2">
      <style:text-properties officeooo:rsid="00069d55" officeooo:paragraph-rsid="000bca40"/>
    </style:style>
    <style:style style:name="P24" style:family="paragraph" style:parent-style-name="Heading_20_2">
      <style:text-properties officeooo:rsid="002368a9" officeooo:paragraph-rsid="002368a9"/>
    </style:style>
    <style:style style:name="P25" style:family="paragraph" style:parent-style-name="Text_20_body" style:list-style-name="L1">
      <style:text-properties fo:color="#00cc00" officeooo:rsid="001a3877" officeooo:paragraph-rsid="001a3877"/>
    </style:style>
    <style:style style:name="P26" style:family="paragraph" style:parent-style-name="Text_20_body" style:list-style-name="L2">
      <style:text-properties fo:color="#00cc00" officeooo:rsid="001a3877" officeooo:paragraph-rsid="001a3877"/>
    </style:style>
    <style:style style:name="P27" style:family="paragraph" style:parent-style-name="Text_20_body" style:list-style-name="L2">
      <style:text-properties fo:color="#00cc00" officeooo:rsid="001c34cd" officeooo:paragraph-rsid="001c34cd"/>
    </style:style>
    <style:style style:name="P28" style:family="paragraph" style:parent-style-name="Text_20_body" style:list-style-name="L3">
      <style:text-properties fo:color="#00cc00" officeooo:rsid="001db9a4" officeooo:paragraph-rsid="001db9a4"/>
    </style:style>
    <style:style style:name="P29" style:family="paragraph" style:parent-style-name="Text_20_body" style:list-style-name="L4">
      <style:text-properties fo:color="#00cc00" officeooo:rsid="000bae63" officeooo:paragraph-rsid="000bca40"/>
    </style:style>
    <style:style style:name="P30" style:family="paragraph" style:parent-style-name="Text_20_body" style:list-style-name="L4">
      <style:text-properties fo:color="#00cc00" officeooo:paragraph-rsid="000bca40"/>
    </style:style>
    <style:style style:name="P31" style:family="paragraph" style:parent-style-name="Text_20_body" style:list-style-name="L5">
      <style:text-properties fo:color="#00cc00" officeooo:rsid="000b01cb" officeooo:paragraph-rsid="000b01cb"/>
    </style:style>
    <style:style style:name="P32" style:family="paragraph" style:parent-style-name="Text_20_body" style:list-style-name="L5">
      <style:text-properties fo:color="#00cc00" officeooo:rsid="000ce64b" officeooo:paragraph-rsid="000ce64b"/>
    </style:style>
    <style:style style:name="P33" style:family="paragraph" style:parent-style-name="Text_20_body" style:list-style-name="L6">
      <style:text-properties fo:color="#00cc00" officeooo:paragraph-rsid="001193d3"/>
    </style:style>
    <style:style style:name="P34" style:family="paragraph" style:parent-style-name="Text_20_body" style:list-style-name="L7">
      <style:text-properties fo:color="#00cc00" officeooo:rsid="000e3341" officeooo:paragraph-rsid="000e3341"/>
    </style:style>
    <style:style style:name="P35" style:family="paragraph" style:parent-style-name="Text_20_body" style:list-style-name="L7">
      <style:text-properties fo:color="#00cc00" officeooo:rsid="000e3341" officeooo:paragraph-rsid="0011326e"/>
    </style:style>
    <style:style style:name="P36" style:family="paragraph" style:parent-style-name="Text_20_body" style:list-style-name="L7">
      <style:text-properties fo:color="#00cc00" officeooo:rsid="000efc11" officeooo:paragraph-rsid="000efc11"/>
    </style:style>
    <style:style style:name="P37" style:family="paragraph" style:parent-style-name="Text_20_body" style:list-style-name="L7">
      <style:text-properties fo:color="#00cc00" officeooo:rsid="000efc11" officeooo:paragraph-rsid="0011326e"/>
    </style:style>
    <style:style style:name="P38" style:family="paragraph" style:parent-style-name="Text_20_body" style:list-style-name="L7">
      <style:text-properties fo:color="#00cc00" officeooo:rsid="0013dbc3" officeooo:paragraph-rsid="0013dbc3"/>
    </style:style>
    <style:style style:name="P39" style:family="paragraph" style:parent-style-name="Text_20_body" style:list-style-name="L8">
      <style:text-properties fo:color="#00cc00" officeooo:rsid="0018198e" officeooo:paragraph-rsid="0018198e"/>
    </style:style>
    <style:style style:name="P40" style:family="paragraph" style:parent-style-name="Text_20_body" style:list-style-name="L7">
      <style:text-properties officeooo:paragraph-rsid="0011326e"/>
    </style:style>
    <style:style style:name="P41" style:family="paragraph" style:parent-style-name="Text_20_body">
      <style:text-properties fo:color="#00b274" officeooo:rsid="002368a9" officeooo:paragraph-rsid="002368a9"/>
    </style:style>
    <style:style style:name="P42" style:family="paragraph" style:parent-style-name="Text_20_body" style:list-style-name="L9">
      <style:text-properties fo:color="#00b274" officeooo:rsid="002368a9" officeooo:paragraph-rsid="002368a9"/>
    </style:style>
    <style:style style:name="P43" style:family="paragraph" style:parent-style-name="Text_20_body" style:list-style-name="L9">
      <style:text-properties fo:color="#00b274" officeooo:rsid="0023aaf1" officeooo:paragraph-rsid="0023aaf1"/>
    </style:style>
    <style:style style:name="T1" style:family="text">
      <style:text-properties fo:color="#00cc00" officeooo:rsid="000efc11"/>
    </style:style>
    <style:style style:name="T2" style:family="text">
      <style:text-properties fo:color="#00cc00" officeooo:rsid="0010cafc"/>
    </style:style>
    <style:style style:name="T3" style:family="text">
      <style:text-properties officeooo:rsid="0010cafc"/>
    </style:style>
    <style:style style:name="T4" style:family="text">
      <style:text-properties officeooo:rsid="0012286d"/>
    </style:style>
    <style:style style:name="T5" style:family="text">
      <style:text-properties officeooo:rsid="0013e265"/>
    </style:style>
    <style:style style:name="T6" style:family="text">
      <style:text-properties officeooo:rsid="001c34cd"/>
    </style:style>
    <style:style style:name="T7" style:family="text">
      <style:text-properties officeooo:rsid="002368a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>Rapport de projet</text:p>
      <text:p text:style-name="P9">IA54 – semestre UTBM A2017</text:p>
      <text:p text:style-name="P5"/>
      <text:p text:style-name="P5">Application des optimisations par colonies de fourmis aux problèmes du voyageur de commerce</text:p>
      <text:p text:style-name="P6"/>
      <text:p text:style-name="P7"/>
      <text:p text:style-name="P7">Étudiants : BOUCHEREAU Thomas – PROST Guillaume</text:p>
      <text:p text:style-name="P8">Suiveur de projet : GAUD Nicolas</text:p>
      <text:p text:style-name="P1">Sommaire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"><text:a xlink:type="simple" xlink:href="#__RefHeading___Toc213_1364207935" text:style-name="Index_20_Link" text:visited-style-name="Index_20_Link">Présentation du projet<text:tab/>3</text:a></text:p>
          <text:p text:style-name="P17"><text:a xlink:type="simple" xlink:href="#__RefHeading___Toc215_1364207935" text:style-name="Index_20_Link" text:visited-style-name="Index_20_Link">Sujet assigné<text:tab/>3</text:a></text:p>
          <text:p text:style-name="P10"><text:a xlink:type="simple" xlink:href="#__RefHeading___Toc217_1364207935" text:style-name="Index_20_Link" text:visited-style-name="Index_20_Link">Énoncé<text:tab/>3</text:a></text:p>
          <text:p text:style-name="P10"><text:a xlink:type="simple" xlink:href="#__RefHeading___Toc219_1364207935" text:style-name="Index_20_Link" text:visited-style-name="Index_20_Link">Contraintes<text:tab/>3</text:a></text:p>
          <text:p text:style-name="P17"><text:a xlink:type="simple" xlink:href="#__RefHeading___Toc221_1364207935" text:style-name="Index_20_Link" text:visited-style-name="Index_20_Link">Pistes de recherches<text:tab/>3</text:a></text:p>
          <text:p text:style-name="P21"><text:a xlink:type="simple" xlink:href="#__RefHeading___Toc223_1364207935" text:style-name="Index_20_Link" text:visited-style-name="Index_20_Link">Réalisation<text:tab/>3</text:a></text:p>
          <text:p text:style-name="P17"><text:a xlink:type="simple" xlink:href="#__RefHeading___Toc225_1364207935" text:style-name="Index_20_Link" text:visited-style-name="Index_20_Link">Principe de fonctionnement<text:tab/>3</text:a></text:p>
          <text:p text:style-name="P10"><text:a xlink:type="simple" xlink:href="#__RefHeading___Toc229_1364207935" text:style-name="Index_20_Link" text:visited-style-name="Index_20_Link">Description des différents éléments<text:tab/>3</text:a></text:p>
          <text:p text:style-name="P10"><text:a xlink:type="simple" xlink:href="#__RefHeading___Toc227_1364207935" text:style-name="Index_20_Link" text:visited-style-name="Index_20_Link">Cycle de résolution<text:tab/>3</text:a></text:p>
          <text:p text:style-name="P10"><text:a xlink:type="simple" xlink:href="#__RefHeading___Toc231_1364207935" text:style-name="Index_20_Link" text:visited-style-name="Index_20_Link">Fonctionnalités envisagées<text:tab/>3</text:a></text:p>
          <text:p text:style-name="P17"><text:a xlink:type="simple" xlink:href="#__RefHeading___Toc233_1364207935" text:style-name="Index_20_Link" text:visited-style-name="Index_20_Link">Conception et implémentation des différents éléments<text:tab/>4</text:a></text:p>
          <text:p text:style-name="P10"><text:a xlink:type="simple" xlink:href="#__RefHeading___Toc354_1364207935" text:style-name="Index_20_Link" text:visited-style-name="Index_20_Link">Structure globale<text:tab/>4</text:a></text:p>
          <text:p text:style-name="P10"><text:a xlink:type="simple" xlink:href="#__RefHeading___Toc235_1364207935" text:style-name="Index_20_Link" text:visited-style-name="Index_20_Link">Environnement<text:tab/>4</text:a></text:p>
          <text:p text:style-name="P10"><text:a xlink:type="simple" xlink:href="#__RefHeading___Toc237_1364207935" text:style-name="Index_20_Link" text:visited-style-name="Index_20_Link">Séquenceur<text:tab/>4</text:a></text:p>
          <text:p text:style-name="P10"><text:a xlink:type="simple" xlink:href="#__RefHeading___Toc239_1364207935" text:style-name="Index_20_Link" text:visited-style-name="Index_20_Link">Fourmis<text:tab/>4</text:a></text:p>
          <text:p text:style-name="P10"><text:a xlink:type="simple" xlink:href="#__RefHeading___Toc241_1364207935" text:style-name="Index_20_Link" text:visited-style-name="Index_20_Link">Interface utilisateur<text:tab/>4</text:a></text:p>
          <text:p text:style-name="P10"><text:a xlink:type="simple" xlink:href="#__RefHeading___Toc243_1364207935" text:style-name="Index_20_Link" text:visited-style-name="Index_20_Link">Librairies tierces<text:tab/>4</text:a></text:p>
          <text:p text:style-name="P21"><text:a xlink:type="simple" xlink:href="#__RefHeading___Toc304_938312281" text:style-name="Index_20_Link" text:visited-style-name="Index_20_Link">Performances<text:tab/>4</text:a></text:p>
          <text:p text:style-name="P17"><text:a xlink:type="simple" xlink:href="#__RefHeading___Toc306_938312281" text:style-name="Index_20_Link" text:visited-style-name="Index_20_Link">TSP classique<text:tab/>5</text:a></text:p>
          <text:p text:style-name="P17"><text:a xlink:type="simple" xlink:href="#__RefHeading___Toc308_938312281" text:style-name="Index_20_Link" text:visited-style-name="Index_20_Link">TSP Bottleneck<text:tab/>5</text:a></text:p>
          <text:p text:style-name="P17"><text:a xlink:type="simple" xlink:href="#__RefHeading___Toc310_938312281" text:style-name="Index_20_Link" text:visited-style-name="Index_20_Link">TSP avec plages horaires<text:tab/>5</text:a></text:p>
        </text:index-body>
      </text:table-of-content>
      <text:illustration-index text:style-name="Sect1" text:protected="true" text:name="Index des illustrations1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1_Head">
            <text:p text:style-name="Illustration_20_Index_20_Heading">Index des illustrations</text:p>
          </text:index-title>
        </text:index-body>
      </text:illustration-index>
      <text:p text:style-name="P2"/>
      <text:h text:style-name="P20" text:outline-level="1"><text:bookmark-start text:name="__RefHeading___Toc213_1364207935"/>Présentation du projet<text:bookmark-end text:name="__RefHeading___Toc213_1364207935"/></text:h>
      <text:h text:style-name="P22" text:outline-level="2"><text:bookmark-start text:name="__RefHeading___Toc215_1364207935"/>Sujet assigné<text:bookmark-end text:name="__RefHeading___Toc215_1364207935"/></text:h>
      <text:h text:style-name="P11" text:outline-level="3"><text:bookmark-start text:name="__RefHeading___Toc217_1364207935"/>Énoncé<text:bookmark-end text:name="__RefHeading___Toc217_1364207935"/></text:h>
      <text:list xml:id="list2708502424" text:style-name="L1">
        <text:list-item>
          <text:p text:style-name="P25">Résolution de problèmes TSP</text:p>
        </text:list-item>
        <text:list-item>
          <text:p text:style-name="P25">Principe ACO</text:p>
        </text:list-item>
      </text:list>
      <text:h text:style-name="P11" text:outline-level="3"><text:bookmark-start text:name="__RefHeading___Toc219_1364207935"/>Contraintes<text:bookmark-end text:name="__RefHeading___Toc219_1364207935"/></text:h>
      <text:list xml:id="list2754382082" text:style-name="L2">
        <text:list-item>
          <text:p text:style-name="P26">Utilisation du langague SARL <text:span text:style-name="T6">obligatoire</text:span></text:p>
        </text:list-item>
        <text:list-item>
          <text:p text:style-name="P26">Utilisation de JavaFX ou de « Eclipse GUI »(?) <text:span text:style-name="T6">obligatoire</text:span></text:p>
        </text:list-item>
        <text:list-item>
          <text:p text:style-name="P27">Utilisation de toute librairie externe autorisée</text:p>
        </text:list-item>
      </text:list>
      <text:h text:style-name="P22" text:outline-level="2"><text:bookmark-start text:name="__RefHeading___Toc221_1364207935"/>Pistes de recherches<text:bookmark-end text:name="__RefHeading___Toc221_1364207935"/></text:h>
      <text:list xml:id="list4158395422" text:style-name="L3">
        <text:list-item>
          <text:p text:style-name="P28">Site de benchmark (détailler les recherches suivant les versions deTSP)</text:p>
        </text:list-item>
        <text:list-item>
          <text:p text:style-name="P28">Affichage de graph en JFX</text:p>
        </text:list-item>
        <text:list-item>
          <text:p text:style-name="P28">Ecriture en SARL</text:p>
        </text:list-item>
      </text:list>
      <text:h text:style-name="P18" text:outline-level="1"><text:bookmark-start text:name="__RefHeading___Toc223_1364207935"/>Réalisation<text:bookmark-end text:name="__RefHeading___Toc223_1364207935"/></text:h>
      <text:h text:style-name="P23" text:outline-level="2"><text:bookmark-start text:name="__RefHeading___Toc225_1364207935"/>Principe de fonctionnement<text:bookmark-end text:name="__RefHeading___Toc225_1364207935"/></text:h>
      <text:h text:style-name="P13" text:outline-level="3"><text:bookmark-start text:name="__RefHeading___Toc229_1364207935"/>Description des différents éléments<text:bookmark-end text:name="__RefHeading___Toc229_1364207935"/></text:h>
      <text:list xml:id="list752109590" text:style-name="L4">
        <text:list-item>
          <text:p text:style-name="P29">Environnement</text:p>
        </text:list-item>
        <text:list-item>
          <text:p text:style-name="P29">Séquenceur</text:p>
        </text:list-item>
        <text:list-item>
          <text:p text:style-name="P29">Fourmis</text:p>
        </text:list-item>
        <text:list-item>
          <text:p text:style-name="P29">Interface</text:p>
        </text:list-item>
        <text:list-item>
          <text:p text:style-name="P30">Organisation des agents et de leurs « work-group »</text:p>
        </text:list-item>
      </text:list>
      <text:h text:style-name="P14" text:outline-level="3"><text:bookmark-start text:name="__RefHeading___Toc227_1364207935"/>Cycle de <text:span text:style-name="T4">résolution</text:span><text:bookmark-end text:name="__RefHeading___Toc227_1364207935"/></text:h>
      <text:p text:style-name="P3">Diagramme de séquence</text:p>
      <text:h text:style-name="P14" text:outline-level="3"><text:bookmark-start text:name="__RefHeading___Toc231_1364207935"/>Fonctionnalités envisagées<text:bookmark-end text:name="__RefHeading___Toc231_1364207935"/></text:h>
      <text:list xml:id="list3321303593" text:style-name="L5">
        <text:list-item>
          <text:p text:style-name="P31">Versions du TSP envisagées</text:p>
        </text:list-item>
        <text:list-item>
          <text:p text:style-name="P31">Fonctionnalités de l’interface</text:p>
        </text:list-item>
        <text:list-item>
          <text:p text:style-name="P32">Estimation des performances</text:p>
        </text:list-item>
      </text:list>
      <text:h text:style-name="P22" text:outline-level="2"><text:bookmark-start text:name="__RefHeading___Toc233_1364207935"/><text:soft-page-break/>Conception et implémentation des différents éléments<text:bookmark-end text:name="__RefHeading___Toc233_1364207935"/></text:h>
      <text:h text:style-name="P15" text:outline-level="3"><text:bookmark-start text:name="__RefHeading___Toc354_1364207935"/>Structure globale<text:bookmark-end text:name="__RefHeading___Toc354_1364207935"/></text:h>
      <text:list xml:id="list168535272" text:style-name="L6">
        <text:list-item>
          <text:p text:style-name="P33">Organisation des packages</text:p>
        </text:list-item>
        <text:list-item>
          <text:p text:style-name="P33">Organisation des workspaces</text:p>
        </text:list-item>
      </text:list>
      <text:h text:style-name="P11" text:outline-level="3"><text:bookmark-start text:name="__RefHeading___Toc235_1364207935"/>Environnement<text:bookmark-end text:name="__RefHeading___Toc235_1364207935"/></text:h>
      <text:list xml:id="list1741527717" text:style-name="L7">
        <text:list-item>
          <text:p text:style-name="P34">Principe de fonctionnement</text:p>
        </text:list-item>
        <text:list-item>
          <text:p text:style-name="P34">Evenements entrant-sortant</text:p>
        </text:list-item>
        <text:list-item>
          <text:p text:style-name="P36">Fichiers <text:span text:style-name="T3">SARL/JAVA</text:span> contenant l’env</text:p>
        </text:list-item>
      </text:list>
      <text:h text:style-name="P12" text:outline-level="3"><text:bookmark-start text:name="__RefHeading___Toc237_1364207935"/>Séquenceur<text:bookmark-end text:name="__RefHeading___Toc237_1364207935"/></text:h>
      <text:list xml:id="list225327967952157" text:continue-numbering="true" text:style-name="L7">
        <text:list-item>
          <text:p text:style-name="P35">Principe de fonctionnement</text:p>
        </text:list-item>
        <text:list-item>
          <text:p text:style-name="P35">Evenements entrant-sortant</text:p>
        </text:list-item>
        <text:list-item>
          <text:p text:style-name="P40"><text:span text:style-name="T1">Fichiers </text:span><text:span text:style-name="T2">SARL/JAVA</text:span><text:span text:style-name="T1"> contenant l’env</text:span></text:p>
        </text:list-item>
      </text:list>
      <text:h text:style-name="P12" text:outline-level="3"><text:bookmark-start text:name="__RefHeading___Toc239_1364207935"/>Fourmis<text:bookmark-end text:name="__RefHeading___Toc239_1364207935"/></text:h>
      <text:list xml:id="list225328631382861" text:continue-numbering="true" text:style-name="L7">
        <text:list-item>
          <text:p text:style-name="P35">Principe de fonctionnement</text:p>
        </text:list-item>
        <text:list-item>
          <text:p text:style-name="P35">Evenements entrant-sortant</text:p>
        </text:list-item>
        <text:list-item>
          <text:p text:style-name="P37">Fichiers SARL/JAVA contenant l’env</text:p>
        </text:list-item>
        <text:list-item>
          <text:p text:style-name="P38">Algorithmes <text:span text:style-name="T5">de résolution</text:span></text:p>
        </text:list-item>
      </text:list>
      <text:h text:style-name="P12" text:outline-level="3"><text:bookmark-start text:name="__RefHeading___Toc241_1364207935"/>Interface utilisateur<text:bookmark-end text:name="__RefHeading___Toc241_1364207935"/></text:h>
      <text:list xml:id="list225328991486746" text:continue-numbering="true" text:style-name="L7">
        <text:list-item>
          <text:p text:style-name="P35">Principe de fonctionnement/structure globale</text:p>
        </text:list-item>
        <text:list-item>
          <text:p text:style-name="P35">Evenements entrant-sortant</text:p>
        </text:list-item>
        <text:list-item>
          <text:p text:style-name="P37">Fichiers SARL/JAVA contenant l’env</text:p>
        </text:list-item>
      </text:list>
      <text:h text:style-name="P16" text:outline-level="3"><text:bookmark-start text:name="__RefHeading___Toc243_1364207935"/>Librairies tierces<text:bookmark-end text:name="__RefHeading___Toc243_1364207935"/></text:h>
      <text:list xml:id="list4046765251" text:style-name="L8">
        <text:list-item>
          <text:p text:style-name="P39">Interface JFX</text:p>
        </text:list-item>
        <text:list-item>
          <text:p text:style-name="P39">Parseur de fichier benchmark</text:p>
        </text:list-item>
      </text:list>
      <text:h text:style-name="P19" text:outline-level="1"><text:bookmark-start text:name="__RefHeading___Toc304_938312281"/>Performances<text:bookmark-end text:name="__RefHeading___Toc304_938312281"/></text:h>
      <text:p text:style-name="P41">Pour chaque version dispo du TSP, préciser :</text:p>
      <text:list xml:id="list3344775375" text:style-name="L9">
        <text:list-item>
          <text:p text:style-name="P42">la durée d’optimisation</text:p>
        </text:list-item>
        <text:list-item>
          <text:p text:style-name="P42">le nombre de nœuds maximum testé</text:p>
        </text:list-item>
        <text:list-item>
          <text:p text:style-name="P42">les noms des fichiers de benchmark correspondants</text:p>
        </text:list-item>
        <text:list-item>
          <text:p text:style-name="P43"><text:soft-page-break/>Le paramétrage utilisé</text:p>
        </text:list-item>
      </text:list>
      <text:h text:style-name="P24" text:outline-level="2"><text:bookmark-start text:name="__RefHeading___Toc306_938312281"/>TSP classique<text:bookmark-end text:name="__RefHeading___Toc306_938312281"/></text:h>
      <text:h text:style-name="P24" text:outline-level="2"><text:bookmark-start text:name="__RefHeading___Toc308_938312281"/>TSP Bottleneck<text:bookmark-end text:name="__RefHeading___Toc308_938312281"/></text:h>
      <text:h text:style-name="Heading_20_2" text:outline-level="2"><text:bookmark-start text:name="__RefHeading___Toc310_938312281"/>TSP <text:span text:style-name="T7">avec plages horaires</text:span><text:bookmark-end text:name="__RefHeading___Toc310_93831228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5:47:38.576000000</meta:creation-date>
    <dc:date>2018-01-03T22:53:26.670000000</dc:date>
    <meta:editing-duration>PT33M45S</meta:editing-duration>
    <meta:editing-cycles>35</meta:editing-cycles>
    <meta:generator>LibreOffice/5.4.1.2$Windows_X86_64 LibreOffice_project/ea7cb86e6eeb2bf3a5af73a8f7777ac570321527</meta:generator>
    <meta:document-statistic meta:table-count="0" meta:image-count="0" meta:object-count="0" meta:page-count="5" meta:paragraph-count="89" meta:word-count="341" meta:character-count="2261" meta:non-whitespace-character-count="2044"/>
  </office:meta>
</office:document-meta>
</file>